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ÁMATICA PASCAL- EN NOTACIÓN BNF:</text:p>
      <text:p text:style-name="P1"/>
      <text:p text:style-name="P1">1. <text:span text:style-name="T1">&lt;Program&gt;</text:span> ::= PROGRAM ID SEMICOLON &lt;Block_body&gt; PERIOD</text:p>
      <text:p text:style-name="P1">2. <text:span text:style-name="T1">&lt;Block_body&gt;</text:span> ::= &lt;Block_body2&gt; &lt;Block_body3&gt; &lt;Block_body4&gt; &lt;Bock_body5&gt; <text:s text:c="9"/><text:tab/><text:tab/> <text:s text:c="12"/>&lt;Compound_statement&gt;</text:p>
      <text:p text:style-name="P1">3. <text:span text:style-name="T1">&lt;Block_body2&gt;</text:span> ::= &lt;Constant_definition_part&gt; | Epsilon</text:p>
      <text:p text:style-name="P1">4. <text:span text:style-name="T1">&lt;Block_body3&gt;</text:span> ::= &lt;Type_definition_part&gt; | Epsilon</text:p>
      <text:p text:style-name="P1">5. <text:span text:style-name="T1">&lt;Block_body4&gt;</text:span> ::= &lt;Variable_definition_part&gt; | Epsilon</text:p>
      <text:p text:style-name="P1">6. <text:span text:style-name="T1">&lt;Block_body5&gt;</text:span> ::= &lt;Procedure_definition&gt; &lt;Block_body5&gt; | Epsilon</text:p>
      <text:p text:style-name="P1">7. <text:span text:style-name="T1">&lt;Constant_definition_part&gt;</text:span> ::= CONST &lt;Constant_definition&gt; <text:s text:c="5"/><text:tab/><text:tab/><text:tab/><text:tab/><text:tab/> <text:s text:c="35"/>&lt;Constant_definition_part2&gt;</text:p>
      <text:p text:style-name="P1">8. <text:span text:style-name="T1">&lt;Constant_definition_part2&gt;</text:span> ::= &lt;Constant_definition&gt; &lt;Constant_definition_part2&gt; </text:p>
      <text:p text:style-name="P1"><text:tab/><text:tab/> <text:s text:c="38"/>| Epsilon </text:p>
      <text:p text:style-name="P1">9. <text:span text:style-name="T1">&lt;Constant_definition&gt;</text:span> ::= ID EQUAL &lt;Constant&gt; SEMICOLON</text:p>
      <text:p text:style-name="P1">10. <text:span text:style-name="T1">&lt;Type_definition_part&gt;</text:span> ::= TYPE &lt;Type_definition&gt; &lt;Type_definition_part2&gt;</text:p>
      <text:p text:style-name="P1">11. <text:span text:style-name="T1">&lt;Type_definition_part2&gt;</text:span> ::= &lt;Type_definition&gt; &lt;Type_definition_part2&gt; | Epsilon</text:p>
      <text:p text:style-name="P1">12. <text:span text:style-name="T1">&lt;Type_definition&gt;</text:span> ::= ID EQUAL &lt;New_type&gt; SEMICOLON</text:p>
      <text:p text:style-name="P1">13. <text:span text:style-name="T1">&lt;New_type&gt;</text:span> ::= &lt;New_array_type&gt; | &lt;New_record_type&gt;</text:p>
      <text:p text:style-name="P1">14. <text:span text:style-name="T1">&lt;New_array_type&gt;</text:span> ::= ARRAY “[“ &lt;Index_range&gt; “]” OF ID</text:p>
      <text:p text:style-name="P1">15. <text:span text:style-name="T1">&lt;Index_range&gt;</text:span> ::= &lt;Constant&gt; DOUBLEDOT &lt;Constant&gt;</text:p>
      <text:p text:style-name="P1">16. <text:span text:style-name="T1">&lt;New_record_type&gt;</text:span> ::= RECORD &lt;Field_list&gt; END</text:p>
      <text:p text:style-name="P1">17. <text:s/><text:span text:style-name="T1">&lt;Field_list&gt;</text:span> ::= &lt;Record_section&gt; &lt;Field_list2&gt;</text:p>
      <text:p text:style-name="P1">18. <text:span text:style-name="T1">&lt;Field_list2&gt;</text:span> ::= SEMICOLON &lt;Record_section&gt; &lt;Field_list2&gt; | Epsilon</text:p>
      <text:p text:style-name="P1">19. <text:span text:style-name="T1">&lt;Record_section&gt;</text:span> ::= ID &lt;Record_section2&gt; COLON ID</text:p>
      <text:p text:style-name="P1">20. <text:span text:style-name="T1">&lt;Record_section2&gt;</text:span> ::= COMMA ID &lt;Record_section2&gt; | Epsilon</text:p>
      <text:p text:style-name="P1">21. <text:span text:style-name="T1">&lt;Variable_definition_part&gt;</text:span> ::= VAR &lt;Variable_definition&gt; <text:s text:c="4"/><text:tab/><text:tab/><text:tab/><text:tab/><text:tab/><text:tab/><text:tab/><text:tab/><text:tab/> <text:s text:c="4"/>&lt;Variable_definition_part2&gt;</text:p>
      <text:p text:style-name="P1">22. <text:span text:style-name="T1">&lt;Variable_definition_part2&gt;</text:span> ::= &lt;Variable_definition&gt; &lt;Variable_definition_part2&gt; </text:p>
      <text:p text:style-name="P1"><text:tab/><text:tab/><text:tab/><text:tab/><text:tab/> <text:s text:c="6"/>| Epsilon</text:p>
      <text:p text:style-name="P1">23. <text:span text:style-name="T1">&lt;Variable_definition&gt;</text:span> ::= &lt;Variable_group&gt; SEMICOLON</text:p>
      <text:p text:style-name="P1">24. <text:span text:style-name="T1">&lt;Variable_group&gt;</text:span> ::= ID &lt;Variable_group2&gt; COLON ID</text:p>
      <text:p text:style-name="P1">25. <text:span text:style-name="T1">&lt;Variable_group2&gt;</text:span> ::= COMMA ID &lt;Variable_group2&gt; | Epsilon</text:p>
      <text:p text:style-name="P1">26. <text:span text:style-name="T1">&lt;Procedure_definition&gt;</text:span> ::= PROCEDURE ID &lt;Procedure_block&gt; SEMICOLON</text:p>
      <text:p text:style-name="P1">27. <text:span text:style-name="T1">&lt;Procedure_block&gt;</text:span> ::= &lt;Procedure_block2&gt; SEMICOLON &lt;Block_body&gt;</text:p>
      <text:p text:style-name="P1">28. <text:span text:style-name="T1">&lt;Procedure_block2&gt;</text:span> ::= LEFTPARENTHESIS &lt;Formal_parameter_list&gt; <text:s/><text:tab/><text:tab/><text:tab/><text:tab/><text:tab/> <text:s text:c="14"/>RIGHTPARENTHESIS | Epsilon</text:p>
      <text:p text:style-name="P1">29. <text:span text:style-name="T1">&lt;Formal_parameter_list&gt;</text:span> ::= &lt;Parameter_definition&gt; &lt;Formal_parameter_list2&gt;</text:p>
      <text:p text:style-name="P1">30. <text:span text:style-name="T1">&lt;Formal_parameter_list2&gt;</text:span> ::= SEMICOLON &lt;Parameter_definition&gt; <text:tab/><text:tab/><text:tab/><text:tab/><text:tab/> <text:s text:c="25"/>&lt;Formal_parameter_list2&gt; | Epsilon</text:p>
      <text:p text:style-name="P1">31. <text:span text:style-name="T1">&lt;Parameter_definition&gt;</text:span> ::= &lt;Parameter_definition2&gt; &lt;Variable_group&gt;</text:p>
      <text:p text:style-name="P1">32. <text:span text:style-name="T1">&lt;Parameter_definition2&gt;</text:span> ::= VAR | Epsilon</text:p>
      <text:p text:style-name="P1">33. <text:span text:style-name="T1">&lt;Statement&gt;</text:span> ::= ID &lt;Statement2&gt; | &lt;If_statement&gt; | &lt;While_statement&gt; | <text:tab/><text:tab/><text:tab/><text:tab/><text:tab/> <text:s/>&lt;Compound_statement&gt; | Epsilon</text:p>
      <text:p text:style-name="P1"><text:soft-page-break/>34. <text:span text:style-name="T1">&lt;Statement2&gt;</text:span> ::= &lt;Procedure_statement&gt; | &lt;Statement3&gt; BECOMES &lt;Expression&gt; </text:p>
      <text:p text:style-name="P1"><text:s text:c="37"/>| Epsilon</text:p>
      <text:p text:style-name="P1">35. <text:span text:style-name="T1">&lt;Statement3&gt;</text:span> ::= &lt;Selector&gt; &lt;Statement3&gt; | Epsilon</text:p>
      <text:p text:style-name="P1">36. <text:span text:style-name="T1">&lt;Procedure_statement&gt;</text:span> ::= LEFTPARENTHESIS &lt;Actual_parameter_list&gt; <text:tab/><text:tab/><text:tab/><text:tab/><text:tab/> <text:s text:c="9"/>RIGHTPARENTHESIS | Epsilon</text:p>
      <text:p text:style-name="P1">37. <text:span text:style-name="T1">&lt;Actual_parameter_list&gt;</text:span> ::= &lt;Expression&gt; &lt;Actual_parameter_list2&gt;</text:p>
      <text:p text:style-name="P1">38. <text:span text:style-name="T1">&lt;Actual_parameter_list2&gt;</text:span> ::= COMMA &lt;Expression&gt; &lt;Actual_parameter_list2&gt; </text:p>
      <text:p text:style-name="P1"><text:tab/><text:tab/><text:tab/><text:tab/><text:tab/> <text:s text:c="2"/>| Epsilon</text:p>
      <text:p text:style-name="P1">39. <text:span text:style-name="T1">&lt;If_statement&gt;</text:span> ::= IF &lt;Expression&gt; THEN &lt;Statement&gt; &lt;If_statement2&gt;</text:p>
      <text:p text:style-name="P1">40. <text:span text:style-name="T1">&lt;If_statement2&gt;</text:span> ::= ELSE &lt;Statement&gt; | Epsilon</text:p>
      <text:p text:style-name="P1">41. <text:span text:style-name="T1">&lt;While_statement&gt;</text:span> ::= WHILE &lt;Expression&gt; DO &lt;Statement&gt;</text:p>
      <text:p text:style-name="P1">42. <text:span text:style-name="T1">&lt;Compound_statement&gt;</text:span> ::= BEGIN &lt;Statement&gt; &lt;Compound_statement2&gt; END</text:p>
      <text:p text:style-name="P1">43. <text:span text:style-name="T1">&lt;Compound_statement2&gt;</text:span> ::= SEMICOLON &lt;Statement&gt; &lt;Compound_statement2&gt; </text:p>
      <text:p text:style-name="P1"><text:s text:c="57"/>| Epsilon</text:p>
      <text:p text:style-name="P1">44. <text:span text:style-name="T1">&lt;Expression&gt;</text:span> ::= &lt;Simple_expression&gt; &lt;Expression2&gt;</text:p>
      <text:p text:style-name="P1">45. <text:span text:style-name="T1">&lt;Expression2&gt;</text:span> ::= &lt;Relational_operator&gt; &lt;Simple_expression&gt; | Epsilon</text:p>
      <text:p text:style-name="P1">46. <text:span text:style-name="T1">&lt;Relational_operator&gt;</text:span> ::= LESS | EQUAL | GREATER | NOTGREATER | <text:s text:c="3"/><text:tab/><text:tab/><text:tab/><text:tab/><text:tab/> <text:s text:c="7"/>NOTEQUAL | NOTLESS</text:p>
      <text:p text:style-name="P1">47. <text:span text:style-name="T1">&lt;Simple_expression&gt;</text:span> ::= &lt;Simple_expression2&gt; &lt;Term&gt; &lt;Simple_expression3&gt;</text:p>
      <text:p text:style-name="P1">48. <text:span text:style-name="T1">&lt;Simple_expression2&gt;</text:span> ::= &lt;Sign_operator&gt; | Epsilon</text:p>
      <text:p text:style-name="P1">49. <text:span text:style-name="T1">&lt;Simple_expression3&gt;</text:span> ::= &lt;Additive_operator&gt; &lt;Term&gt; &lt;Simple_expression3&gt; </text:p>
      <text:p text:style-name="P1"><text:tab/><text:tab/><text:tab/><text:tab/> <text:s text:c="5"/>| Epsilon</text:p>
      <text:p text:style-name="P1">50. <text:span text:style-name="T1">&lt;Sign_operator&gt;</text:span> ::= PLUS | MINUS</text:p>
      <text:p text:style-name="P1">51. <text:span text:style-name="T1">&lt;Additive_operator&gt;</text:span> ::= PLUS | MINUS | OR</text:p>
      <text:p text:style-name="P1">52. <text:span text:style-name="T1">&lt;Term&gt;</text:span> ::= &lt;Factor&gt; &lt;Term2&gt;</text:p>
      <text:p text:style-name="P1">53. <text:span text:style-name="T1">&lt;Term2&gt;</text:span> ::= &lt;Multiplying_operator&gt; &lt;Factor&gt; &lt;Term2&gt; | Epsilon</text:p>
      <text:p text:style-name="P1">54. <text:span text:style-name="T1">&lt;Multiplying_operator&gt;</text:span> ::= ASTERISK | DIV | MOD | AND</text:p>
      <text:p text:style-name="P1">55. <text:span text:style-name="T1">&lt;Factor&gt;</text:span> ::= NUMERAL | ID &lt;Factor2&gt; | LEFTPARENTHESIS &lt;Expression&gt; <text:tab/><text:tab/><text:tab/> <text:s text:c="4"/>RIGHTPARENTHESIS | NOT &lt;Factor&gt;</text:p>
      <text:p text:style-name="P1">56. <text:span text:style-name="T1">&lt;Factor2&gt;</text:span> ::= &lt;Selector&gt; &lt;Factor2&gt; | Epsilon</text:p>
      <text:p text:style-name="P1">57. <text:span text:style-name="T1">&lt;Selector&gt;</text:span> ::= &lt;Index_selector&gt; | &lt;Field_selector&gt;</text:p>
      <text:p text:style-name="P1">58. <text:span text:style-name="T1">&lt;Index_selector&gt;</text:span> ::= LEFTBRACKET &lt;Expression&gt; RIGHTBRACKET</text:p>
      <text:p text:style-name="P1">59. <text:span text:style-name="T1">&lt;Field_selector&gt;</text:span> ::= PERIOD ID</text:p>
      <text:p text:style-name="P1">60. <text:span text:style-name="T1">&lt;Constant&gt;</text:span> ::= NUMERAL | I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1-08T19:03:59</meta:creation-date>
    <dc:date>2009-11-10T23:23:12</dc:date>
    <meta:editing-cycles>41</meta:editing-cycles>
    <meta:editing-duration>PT07H50M34S</meta:editing-duration>
    <meta:document-statistic meta:table-count="0" meta:image-count="0" meta:object-count="0" meta:page-count="2" meta:paragraph-count="67" meta:word-count="436" meta:character-count="4391"/>
    <meta:user-defined meta:name="Info 1"/>
    <meta:user-defined meta:name="Info 2"/>
    <meta:user-defined meta:name="Info 3"/>
    <meta:user-defined meta:name="Info 4"/>
  </office:meta>
</office:document-meta>
</file>